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: export: `HADOOP_OPTS-Djava.library.path=/home/hdoop/hadoop-3.2.3/lib/nativ': not a valid identifier</text:p>
      <text:p text:style-name="P1">amrut@amrut-HP-Pro-3330-MT:~$ echo "Hello"</text:p>
      <text:p text:style-name="P1">Hello</text:p>
      <text:p text:style-name="P1">amrut@amrut-HP-Pro-3330-MT:~$ ls</text:p>
      <text:p text:style-name="P1"><text:s/>apache-hive-3.1.2-bin.tar.gz <text:s text:c="2"/>–m777 <text:s text:c="13"/>Templates</text:p>
      <text:p text:style-name="P1"><text:s/>countries.csv <text:s text:c="17"/>Music <text:s text:c="13"/>test1</text:p>
      <text:p text:style-name="P1"><text:s/>Desktop <text:s text:c="22"/>'[option]' <text:s text:c="9"/>test2</text:p>
      <text:p text:style-name="P1"><text:s/>DirM <text:s text:c="26"/>–p <text:s text:c="16"/>test3</text:p>
      <text:p text:style-name="P1"><text:s/>dir_name <text:s text:c="22"/>Pictures <text:s text:c="10"/>Untitled1.ipynb</text:p>
      <text:p text:style-name="P1"><text:s/>Documents <text:s text:c="21"/>Public <text:s text:c="11"/>'Untitled Document 1'</text:p>
      <text:p text:style-name="P1"><text:s/>Downloads <text:s text:c="20"/>'shubham p.ipynb' <text:s text:c="2"/>Untitled.ipynb</text:p>
      <text:p text:style-name="P1"><text:s/>Heart.csv <text:s text:c="21"/>snap <text:s text:c="14"/>Videos</text:p>
      <text:p text:style-name="P1"><text:s/>Linux <text:s text:c="25"/>T190108568.ipynb</text:p>
      <text:p text:style-name="P1">amrut@amrut-HP-Pro-3330-MT:~$ cd Downloads</text:p>
      <text:p text:style-name="P1">amrut@amrut-HP-Pro-3330-MT:~/Downloads$ ls</text:p>
      <text:p text:style-name="P1">amrut@amrut-HP-Pro-3330-MT:~/Downloads$ read name</text:p>
      <text:p text:style-name="P1">Tejal Urhe</text:p>
      <text:p text:style-name="P1">amrut@amrut-HP-Pro-3330-MT:~/Downloads$ echo $REPLY</text:p>
      <text:p text:style-name="P1"/>
      <text:p text:style-name="P1">amrut@amrut-HP-Pro-3330-MT:~/Downloads$ echo "What is your name ?";read name;echo "Hey "$name</text:p>
      <text:p text:style-name="P1">What is your name ?</text:p>
      <text:p text:style-name="P1">Tejal</text:p>
      <text:p text:style-name="P1">Hey Tejal</text:p>
      <text:p text:style-name="P1">amrut@amrut-HP-Pro-3330-MT:~/Downloads$ cat &gt; OSfile</text:p>
      <text:p text:style-name="P1">Hey,What are you doing?</text:p>
      <text:p text:style-name="P1">What is ur next plan????</text:p>
      <text:p text:style-name="P1">amrut@amrut-HP-Pro-3330-MT:~/Downloads$ cat OSfile</text:p>
      <text:p text:style-name="P1">Hey,What are you doing?</text:p>
      <text:p text:style-name="P1">What is ur next plan????</text:p>
      <text:p text:style-name="P1">amrut@amrut-HP-Pro-3330-MT:~/Downloads$ cat &gt; testfile</text:p>
      <text:p text:style-name="P1">Are you from AVCOE ?</text:p>
      <text:p text:style-name="P1">amrut@amrut-HP-Pro-3330-MT:~/Downloads$ cat testfile</text:p>
      <text:p text:style-name="P1">Are you from AVCOE ?</text:p>
      <text:p text:style-name="P1">amrut@amrut-HP-Pro-3330-MT:~/Downloads$ cat testfile OSfile</text:p>
      <text:p text:style-name="P1">Are you from AVCOE ?</text:p>
      <text:p text:style-name="P1">Hey,What are you doing?</text:p>
      <text:p text:style-name="P1">What is ur next plan????</text:p>
      <text:p text:style-name="P1">amrut@amrut-HP-Pro-3330-MT:~/Downloads$ cat OS1</text:p>
      <text:p text:style-name="P1">cat: OS1: No such file or directory</text:p>
      <text:p text:style-name="P1">amrut@amrut-HP-Pro-3330-MT:~/Downloads$ cat &gt; OS1</text:p>
      <text:p text:style-name="P1">hiiiiiiii</text:p>
      <text:p text:style-name="P1">amrut@amrut-HP-Pro-3330-MT:~/Downloads$ touch OS1</text:p>
      <text:p text:style-name="P1"><text:soft-page-break/>amrut@amrut-HP-Pro-3330-MT:~/Downloads$ test 1009 -gt 1000 &amp;&amp; echo "true" || echo "false"</text:p>
      <text:p text:style-name="P1">true</text:p>
      <text:p text:style-name="P1">amrut@amrut-HP-Pro-3330-MT:~/Downloads$ test 1009 -lt 1000 &amp;&amp; echo "true" || echo "false"</text:p>
      <text:p text:style-name="P1">false</text:p>
      <text:p text:style-name="P1">amrut@amrut-HP-Pro-3330-MT:~/Downloads$ test 1009 == 1000 &amp;&amp; echo "true" || echo "false"</text:p>
      <text:p text:style-name="P1">false</text:p>
      <text:p text:style-name="P1">amrut@amrut-HP-Pro-3330-MT:~/Downloads$ test 1009 != 1000 &amp;&amp; echo "true" || echo "false"</text:p>
      <text:p text:style-name="P1">true</text:p>
      <text:p text:style-name="P1">amrut@amrut-HP-Pro-3330-MT:~/Downloads$ a=100</text:p>
      <text:p text:style-name="P1">amrut@amrut-HP-Pro-3330-MT:~/Downloads$ b=50</text:p>
      <text:p text:style-name="P1">amrut@amrut-HP-Pro-3330-MT:~/Downloads$ expr $a + $b</text:p>
      <text:p text:style-name="P1">150</text:p>
      <text:p text:style-name="P1">amrut@amrut-HP-Pro-3330-MT:~/Downloads$ expr $a - $b</text:p>
      <text:p text:style-name="P1">50</text:p>
      <text:p text:style-name="P1">amrut@amrut-HP-Pro-3330-MT:~/Downloads$ expr $a \* $b</text:p>
      <text:p text:style-name="P1">5000</text:p>
      <text:p text:style-name="P1">amrut@amrut-HP-Pro-3330-MT:~/Downloads$ expr $a / $b</text:p>
      <text:p text:style-name="P1">2</text:p>
      <text:p text:style-name="P1">amrut@amrut-HP-Pro-3330-MT:~/Downloads$ expr $a % $b</text:p>
      <text:p text:style-name="P1">0</text:p>
      <text:p text:style-name="P1">amrut@amrut-HP-Pro-3330-MT:~/Downloads$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2:28:53.364252600</meta:creation-date>
    <dc:date>2022-08-04T12:52:17.008967029</dc:date>
    <meta:editing-duration>PT10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2" meta:word-count="234" meta:character-count="2469" meta:non-whitespace-character-count="2023"/>
  </office:meta>
</office:document-meta>
</file>